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</style:style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ff" fo:border="0.06pt solid #000000"/>
    </style:style>
    <style:style style:name="ce27" style:family="table-cell" style:parent-style-name="Default" style:data-style-name="N3">
      <style:table-cell-properties fo:background-color="#ffffff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ffffff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2">
      <style:table-cell-properties fo:background-color="#ffffff" fo:border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ffffff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1" draw:text-style-name="P2" svg:width="2.752cm" svg:height="1.826cm" svg:x="8.867cm" svg:y="0.026cm" draw:caption-point-x="-1.228cm" draw:caption-point-y="-0.016cm">
              <dc:date>2021-06-19T00:00:00</dc:date>
              <text:p text:style-name="P1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2.899cm" svg:height="1.799cm" svg:x="10.237cm" svg:y="0cm" draw:caption-point-x="-0.61cm" draw:caption-point-y="0.539cm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2.899cm" svg:height="1.799cm" svg:x="12.225cm" svg:y="0cm" draw:caption-point-x="-0.61cm" draw:caption-point-y="0.539cm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2.899cm" svg:height="3.039cm" svg:x="14.213cm" svg:y="0cm" draw:caption-point-x="-0.61cm" draw:caption-point-y="0.539cm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2" draw:text-style-name="P2" svg:width="2.899cm" svg:height="1.799cm" svg:x="16.201cm" svg:y="0cm" draw:caption-point-x="-0.61cm" draw:caption-point-y="0.539cm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Default"/>
          <table:table-cell table:style-name="ce6" table:formula="of:=1" office:value-type="float" office:value="1" calcext:value-type="float">
            <office:annotation draw:style-name="gr1" draw:text-style-name="P2" svg:width="2.752cm" svg:height="1.826cm" svg:x="19.685cm" svg:y="0.097cm" draw:caption-point-x="-0.381cm" draw:caption-point-y="0.442cm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2.752cm" svg:height="1.826cm" svg:x="21.41cm" svg:y="0.097cm" draw:caption-point-x="-0.381cm" draw:caption-point-y="0.442cm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2.752cm" svg:height="1.826cm" svg:x="23.135cm" svg:y="0.097cm" draw:caption-point-x="-0.381cm" draw:caption-point-y="0.442cm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2.752cm" svg:height="1.826cm" svg:x="24.859cm" svg:y="0.097cm" draw:caption-point-x="-0.38cm" draw:caption-point-y="0.442cm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2.752cm" svg:height="1.826cm" svg:x="31.136cm" svg:y="0.097cm" draw:caption-point-x="-4.932cm" draw:caption-point-y="0.442cm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2.752cm" svg:height="1.826cm" svg:x="28.311cm" svg:y="0.097cm" draw:caption-point-x="-0.381cm" draw:caption-point-y="0.442cm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C$14]" office:value-type="float" office:value="0" calcext:value-type="float">
            <text:p>0</text:p>
          </table:table-cell>
          <table:table-cell table:style-name="ce6" table:formula="of:=[.$C$14]" office:value-type="float" office:value="0" calcext:value-type="float">
            <text:p>0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3" calcext:value-type="float">
            <text:p>3</text:p>
          </table:table-cell>
          <table:table-cell table:style-name="ce6" table:formula="of:=1*[.$C$1]" office:value-type="float" office:value="6" calcext:value-type="float">
            <text:p>6</text:p>
          </table:table-cell>
          <table:table-cell table:style-name="ce6" table:formula="of:=2*[.$C$1]" office:value-type="float" office:value="12" calcext:value-type="float">
            <text:p>12</text:p>
          </table:table-cell>
          <table:table-cell table:style-name="ce6" table:formula="of:=4*[.$C$1]" office:value-type="float" office:value="24" calcext:value-type="float">
            <text:p>24</text:p>
          </table:table-cell>
          <table:table-cell table:style-name="ce6" table:formula="of:=[.A6]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4" draw:text-style-name="P2" svg:width="2.899cm" svg:height="2.093cm" svg:x="3.986cm" svg:y="0.087cm" draw:caption-point-x="-0.61cm" draw:caption-point-y="1.51cm">
              <dc:date>2021-06-19T00:00:00</dc:date>
              <text:p text:style-name="P1"><text:span text:style-name="T3">Type the test case used to measure the performance</text:span></text:p>
            </office:annotation>
            <text:p>input014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2.752cm" svg:height="1.826cm" svg:x="8.867cm" svg:y="1.015cm" draw:caption-point-x="-1.228cm" draw:caption-point-y="0.582cm">
              <dc:date>2021-06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819.091911522" calcext:value-type="float">
            <text:p>819,09</text:p>
          </table:table-cell>
          <table:table-cell table:style-name="ce25" office:value-type="float" office:value="1938.975953905" calcext:value-type="float">
            <text:p>1938,98</text:p>
          </table:table-cell>
          <table:table-cell table:style-name="ce8" office:value-type="float" office:value="382.33027726" calcext:value-type="float">
            <text:p>382,33</text:p>
          </table:table-cell>
          <table:table-cell table:style-name="ce8" office:value-type="float" office:value="391.136363926" calcext:value-type="float">
            <text:p>391,14</text:p>
          </table:table-cell>
          <table:table-cell table:style-name="Default"/>
          <table:table-cell table:style-name="ce8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2.752cm" svg:height="1.826cm" svg:x="8.867cm" svg:y="1.402cm" draw:caption-point-x="-1.228cm" draw:caption-point-y="0.724cm">
              <dc:date>2021-06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422435" calcext:value-type="float">
            <text:p>0,42</text:p>
          </table:table-cell>
          <table:table-cell table:style-name="ce10" office:value-type="float" office:value="2.1423" calcext:value-type="float">
            <text:p>2,14</text:p>
          </table:table-cell>
          <table:table-cell table:style-name="ce10" office:value-type="float" office:value="2.0941" calcext:value-type="float">
            <text:p>2,09</text:p>
          </table:table-cell>
          <table:table-cell table:style-name="Default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5" office:value-type="float" office:value="168" calcext:value-type="float">
            <office:annotation draw:style-name="gr3" draw:text-style-name="P2" svg:width="2.899cm" svg:height="3.039cm" svg:x="3.986cm" svg:y="1.145cm" draw:caption-point-x="-0.61cm" draw:caption-point-y="1.51cm">
              <dc:date>2021-06-19T00:00:00</dc:date>
              <text:p text:style-name="P1"><text:span text:style-name="T3">Type here the input size of the test case used to measure performance.</text:span></text:p>
            </office:annotation>
            <text:p>168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2.752cm" svg:height="1.826cm" svg:x="8.867cm" svg:y="1.931cm" draw:caption-point-x="-1.228cm" draw:caption-point-y="0.724cm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70405" calcext:value-type="float">
            <text:p>0,07</text:p>
          </table:table-cell>
          <table:table-cell table:style-name="ce10" office:value-type="float" office:value="0.357" calcext:value-type="float">
            <text:p>0,36</text:p>
          </table:table-cell>
          <table:table-cell table:style-name="ce10" office:value-type="float" office:value="0.349" calcext:value-type="float">
            <text:p>0,35</text:p>
          </table:table-cell>
          <table:table-cell table:style-name="Default"/>
          <table:table-cell table:style-name="ce10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4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32"/>
          <table:table-cell table:style-name="ce36" table:number-columns-spanned="5" table:number-rows-spanned="1"/>
          <table:covered-table-cell table:number-columns-repeated="4" table:style-name="ce32"/>
          <table:table-cell table:style-name="ce42" table:number-columns-spanned="6" table:number-rows-spanned="1"/>
          <table:covered-table-cell table:number-columns-repeated="5" table:style-name="ce14"/>
          <table:table-cell table:number-columns-repeated="1010"/>
        </table:table-row>
        <table:table-row table:style-name="ro1" table:number-rows-repeated="2">
          <table:table-cell table:style-name="ce18"/>
          <table:table-cell table:style-name="ce23"/>
          <table:table-cell table:style-name="ce33" table:number-columns-repeated="5"/>
          <table:table-cell table:style-name="ce32"/>
          <table:table-cell table:style-name="ce33" table:number-columns-repeated="6"/>
          <table:table-cell table:number-columns-repeated="1010"/>
        </table:table-row>
        <table:table-row table:style-name="ro1">
          <table:table-cell table:style-name="ce19"/>
          <table:table-cell table:style-name="ce26"/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32"/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18"/>
          <table:table-cell table:style-name="ce27"/>
          <table:table-cell table:style-name="ce34" table:number-columns-repeated="5"/>
          <table:table-cell table:style-name="ce32"/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19"/>
          <table:table-cell table:style-name="ce27"/>
          <table:table-cell table:style-name="ce34" table:number-columns-repeated="5"/>
          <table:table-cell table:style-name="ce32"/>
          <table:table-cell table:style-name="ce34" table:number-columns-repeated="6"/>
          <table:table-cell table:number-columns-repeated="1010"/>
        </table:table-row>
        <table:table-row table:style-name="ro1" table:number-rows-repeated="7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40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2:38:04.264385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1-11-25T02:59:01.785364912</dc:date>
    <meta:editing-cycles>21</meta:editing-cycles>
    <meta:editing-duration>PT1H50M4S</meta:editing-duration>
    <meta:document-statistic meta:table-count="1" meta:cell-count="49" meta:object-count="10"/>
  </office:meta>
</office:document-meta>
</file>